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99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  <table:table-cell table:style-name="ce1" table:formula="of:=&quot;(&quot; &amp; [.G$1] &amp; &quot;, &quot; &amp; [.$A4] &amp; &quot;)&quot;" office:value-type="string" office:string-value="(6, 28)">
            <text:p>(6, 28)</text:p>
          </table:table-cell>
          <table:table-cell table:style-name="ce1" table:formula="of:=&quot;(&quot; &amp; [.H$1] &amp; &quot;, &quot; &amp; [.$A4] &amp; &quot;)&quot;" office:value-type="string" office:string-value="(7, 28)">
            <text:p>(7, 28)</text:p>
          </table:table-cell>
          <table:table-cell table:style-name="ce1" table:formula="of:=&quot;(&quot; &amp; [.I$1] &amp; &quot;, &quot; &amp; [.$A4] &amp; &quot;)&quot;" office:value-type="string" office:string-value="(8, 28)">
            <text:p>(8, 28)</text:p>
          </table:table-cell>
          <table:table-cell table:style-name="ce1" table:formula="of:=&quot;(&quot; &amp; [.J$1] &amp; &quot;, &quot; &amp; [.$A4] &amp; &quot;)&quot;" office:value-type="string" office:string-value="(9, 28)">
            <text:p>(9, 28)</text:p>
          </table:table-cell>
          <table:table-cell table:style-name="ce1" table:formula="of:=&quot;(&quot; &amp; [.K$1] &amp; &quot;, &quot; &amp; [.$A4] &amp; &quot;)&quot;" office:value-type="string" office:string-value="(10, 28)">
            <text:p>(10, 28)</text:p>
          </table:table-cell>
          <table:table-cell table:style-name="ce1" table:formula="of:=&quot;(&quot; &amp; [.L$1] &amp; &quot;, &quot; &amp; [.$A4] &amp; &quot;)&quot;" office:value-type="string" office:string-value="(11, 28)">
            <text:p>(11, 28)</text:p>
          </table:table-cell>
          <table:table-cell table:number-columns-repeated="2"/>
          <table:table-cell table:style-name="ce1" table:formula="of:=&quot;(&quot; &amp; [.O$1] &amp; &quot;, &quot; &amp; [.$A4] &amp; &quot;)&quot;" office:value-type="string" office:string-value="(14, 28)">
            <text:p>(14, 28)</text:p>
          </table:table-cell>
          <table:table-cell table:style-name="ce1" table:formula="of:=&quot;(&quot; &amp; [.P$1] &amp; &quot;, &quot; &amp; [.$A4] &amp; &quot;)&quot;" office:value-type="string" office:string-value="(15, 28)">
            <text:p>(15, 28)</text:p>
          </table:table-cell>
          <table:table-cell table:number-columns-repeated="2"/>
          <table:table-cell table:style-name="ce1" table:formula="of:=&quot;(&quot; &amp; [.S$1] &amp; &quot;, &quot; &amp; [.$A4] &amp; &quot;)&quot;" office:value-type="string" office:string-value="(18, 28)">
            <text:p>(18, 28)</text:p>
          </table:table-cell>
          <table:table-cell table:style-name="ce1" table:formula="of:=&quot;(&quot; &amp; [.T$1] &amp; &quot;, &quot; &amp; [.$A4] &amp; &quot;)&quot;" office:value-type="string" office:string-value="(19, 28)">
            <text:p>(19, 28)</text:p>
          </table:table-cell>
          <table:table-cell table:style-name="ce1" table:formula="of:=&quot;(&quot; &amp; [.U$1] &amp; &quot;, &quot; &amp; [.$A4] &amp; &quot;)&quot;" office:value-type="string" office:string-value="(20, 28)">
            <text:p>(20, 28)</text:p>
          </table:table-cell>
          <table:table-cell table:style-name="ce1" table:formula="of:=&quot;(&quot; &amp; [.V$1] &amp; &quot;, &quot; &amp; [.$A4] &amp; &quot;)&quot;" office:value-type="string" office:string-value="(21, 28)">
            <text:p>(21, 28)</text:p>
          </table:table-cell>
          <table:table-cell table:style-name="ce1" table:formula="of:=&quot;(&quot; &amp; [.W$1] &amp; &quot;, &quot; &amp; [.$A4] &amp; &quot;)&quot;" office:value-type="string" office:string-value="(22, 28)">
            <text:p>(22, 28)</text:p>
          </table:table-cell>
          <table:table-cell table:style-name="ce1" table:formula="of:=&quot;(&quot; &amp; [.X$1] &amp; &quot;, &quot; &amp; [.$A4] &amp; &quot;)&quot;" office:value-type="string" office:string-value="(23, 28)">
            <text:p>(23, 28)</text:p>
          </table:table-cell>
          <table:table-cell table:number-columns-repeated="1000"/>
        </table:table-row>
        <table:table-row table:style-name="ro1">
          <table:table-cell office:value-type="float" office:value="27">
            <text:p>27</text:p>
          </table:table-cell>
          <table:table-cell table:number-columns-repeated="4"/>
          <table:table-cell table:style-name="ce1" table:formula="of:=&quot;(&quot; &amp; [.F$1] &amp; &quot;, &quot; &amp; [.$A5] &amp; &quot;)&quot;" office:value-type="string" office:string-value="(5, 27)">
            <text:p>(5, 27)</text:p>
          </table:table-cell>
          <table:table-cell table:number-columns-repeated="6"/>
          <table:table-cell table:style-name="ce1" table:formula="of:=&quot;(&quot; &amp; [.M$1] &amp; &quot;, &quot; &amp; [.$A5] &amp; &quot;)&quot;" office:value-type="string" office:string-value="(12, 27)">
            <text:p>(12, 27)</text:p>
          </table:table-cell>
          <table:table-cell/>
          <table:table-cell table:style-name="ce1" table:formula="of:=&quot;(&quot; &amp; [.O$1] &amp; &quot;, &quot; &amp; [.$A5] &amp; &quot;)&quot;" office:value-type="string" office:string-value="(14, 27)">
            <text:p>(14, 27)</text:p>
          </table:table-cell>
          <table:table-cell table:style-name="ce1" table:formula="of:=&quot;(&quot; &amp; [.P$1] &amp; &quot;, &quot; &amp; [.$A5] &amp; &quot;)&quot;" office:value-type="string" office:string-value="(15, 27)">
            <text:p>(15, 27)</text:p>
          </table:table-cell>
          <table:table-cell/>
          <table:table-cell table:style-name="ce1" table:formula="of:=&quot;(&quot; &amp; [.R$1] &amp; &quot;, &quot; &amp; [.$A5] &amp; &quot;)&quot;" office:value-type="string" office:string-value="(17, 27)">
            <text:p>(17, 27)</text:p>
          </table:table-cell>
          <table:table-cell table:number-columns-repeated="6"/>
          <table:table-cell table:style-name="ce1" table:formula="of:=&quot;(&quot; &amp; [.Y$1] &amp; &quot;, &quot; &amp; [.$A5] &amp; &quot;)&quot;" office:value-type="string" office:string-value="(24, 27)">
            <text:p>(24, 27)</text:p>
          </table:table-cell>
          <table:table-cell table:number-columns-repeated="999"/>
        </table:table-row>
        <table:table-row table:style-name="ro1">
          <table:table-cell office:value-type="float" office:value="26">
            <text:p>26</text:p>
          </table:table-cell>
          <table:table-cell table:number-columns-repeated="3"/>
          <table:table-cell table:style-name="ce1" table:formula="of:=&quot;(&quot; &amp; [.E$1] &amp; &quot;, &quot; &amp; [.$A6] &amp; &quot;)&quot;" office:value-type="string" office:string-value="(4, 26)">
            <text:p>(4, 26)</text:p>
          </table:table-cell>
          <table:table-cell table:number-columns-repeated="8"/>
          <table:table-cell table:style-name="ce1" table:formula="of:=&quot;(&quot; &amp; [.N$1] &amp; &quot;, &quot; &amp; [.$A6] &amp; &quot;)&quot;" office:value-type="string" office:string-value="(13, 26)">
            <text:p>(13, 26)</text:p>
          </table:table-cell>
          <table:table-cell table:style-name="ce1" table:formula="of:=&quot;(&quot; &amp; [.O$1] &amp; &quot;, &quot; &amp; [.$A6] &amp; &quot;)&quot;" office:value-type="string" office:string-value="(14, 26)">
            <text:p>(14, 26)</text:p>
          </table:table-cell>
          <table:table-cell table:style-name="ce1" table:formula="of:=&quot;(&quot; &amp; [.P$1] &amp; &quot;, &quot; &amp; [.$A6] &amp; &quot;)&quot;" office:value-type="string" office:string-value="(15, 26)">
            <text:p>(15, 26)</text:p>
          </table:table-cell>
          <table:table-cell table:style-name="ce1" table:formula="of:=&quot;(&quot; &amp; [.Q$1] &amp; &quot;, &quot; &amp; [.$A6] &amp; &quot;)&quot;" office:value-type="string" office:string-value="(16, 26)">
            <text:p>(16, 26)</text:p>
          </table:table-cell>
          <table:table-cell table:number-columns-repeated="8"/>
          <table:table-cell table:style-name="ce1" table:formula="of:=&quot;(&quot; &amp; [.Z$1] &amp; &quot;, &quot; &amp; [.$A6] &amp; &quot;)&quot;" office:value-type="string" office:string-value="(25, 26)">
            <text:p>(25, 26)</text:p>
          </table:table-cell>
          <table:table-cell table:number-columns-repeated="998"/>
        </table:table-row>
        <table:table-row table:style-name="ro1">
          <table:table-cell office:value-type="float" office:value="25">
            <text:p>25</text:p>
          </table:table-cell>
          <table:table-cell table:number-columns-repeated="3"/>
          <table:table-cell table:style-name="ce1" table:formula="of:=&quot;(&quot; &amp; [.E$1] &amp; &quot;, &quot; &amp; [.$A7] &amp; &quot;)&quot;" office:value-type="string" office:string-value="(4, 25)">
            <text:p>(4, 25)</text:p>
          </table:table-cell>
          <table:table-cell table:number-columns-repeated="4"/>
          <table:table-cell table:style-name="ce1" table:formula="of:=&quot;(&quot; &amp; [.J$1] &amp; &quot;, &quot; &amp; [.$A7] &amp; &quot;)&quot;" office:value-type="string" office:string-value="(9, 25)">
            <text:p>(9, 25)</text:p>
          </table:table-cell>
          <table:table-cell table:number-columns-repeated="10"/>
          <table:table-cell table:style-name="ce1" table:formula="of:=&quot;(&quot; &amp; [.U$1] &amp; &quot;, &quot; &amp; [.$A7] &amp; &quot;)&quot;" office:value-type="string" office:string-value="(20, 25)">
            <text:p>(20, 25)</text:p>
          </table:table-cell>
          <table:table-cell table:number-columns-repeated="4"/>
          <table:table-cell table:style-name="ce1" table:formula="of:=&quot;(&quot; &amp; [.Z$1] &amp; &quot;, &quot; &amp; [.$A7] &amp; &quot;)&quot;" office:value-type="string" office:string-value="(25, 25)">
            <text:p>(25, 25)</text:p>
          </table:table-cell>
          <table:table-cell table:number-columns-repeated="998"/>
        </table:table-row>
        <table:table-row table:style-name="ro1">
          <table:table-cell office:value-type="float" office:value="24">
            <text:p>24</text:p>
          </table:table-cell>
          <table:table-cell table:number-columns-repeated="3"/>
          <table:table-cell table:style-name="ce1" table:formula="of:=&quot;(&quot; &amp; [.E$1] &amp; &quot;, &quot; &amp; [.$A8] &amp; &quot;)&quot;" office:value-type="string" office:string-value="(4, 24)">
            <text:p>(4, 24)</text:p>
          </table:table-cell>
          <table:table-cell table:number-columns-repeated="3"/>
          <table:table-cell table:style-name="ce1" table:formula="of:=&quot;(&quot; &amp; [.I$1] &amp; &quot;, &quot; &amp; [.$A8] &amp; &quot;)&quot;" office:value-type="string" office:string-value="(8, 24)">
            <text:p>(8, 24)</text:p>
          </table:table-cell>
          <table:table-cell/>
          <table:table-cell table:style-name="ce1" table:formula="of:=&quot;(&quot; &amp; [.K$1] &amp; &quot;, &quot; &amp; [.$A8] &amp; &quot;)&quot;" office:value-type="string" office:string-value="(10, 24)">
            <text:p>(10, 24)</text:p>
          </table:table-cell>
          <table:table-cell table:number-columns-repeated="8"/>
          <table:table-cell table:style-name="ce1" table:formula="of:=&quot;(&quot; &amp; [.T$1] &amp; &quot;, &quot; &amp; [.$A8] &amp; &quot;)&quot;" office:value-type="string" office:string-value="(19, 24)">
            <text:p>(19, 24)</text:p>
          </table:table-cell>
          <table:table-cell/>
          <table:table-cell table:style-name="ce1" table:formula="of:=&quot;(&quot; &amp; [.V$1] &amp; &quot;, &quot; &amp; [.$A8] &amp; &quot;)&quot;" office:value-type="string" office:string-value="(21, 24)">
            <text:p>(21, 24)</text:p>
          </table:table-cell>
          <table:table-cell table:number-columns-repeated="3"/>
          <table:table-cell table:style-name="ce1" table:formula="of:=&quot;(&quot; &amp; [.Z$1] &amp; &quot;, &quot; &amp; [.$A8] &amp; &quot;)&quot;" office:value-type="string" office:string-value="(25, 24)">
            <text:p>(25, 24)</text:p>
          </table:table-cell>
          <table:table-cell table:number-columns-repeated="998"/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  <table:table-cell table:style-name="ce1" table:formula="of:=&quot;(&quot; &amp; [.E$1] &amp; &quot;, &quot; &amp; [.$A9] &amp; &quot;)&quot;" office:value-type="string" office:string-value="(4, 23)">
            <text:p>(4, 23)</text:p>
          </table:table-cell>
          <table:table-cell table:number-columns-repeated="3"/>
          <table:table-cell table:style-name="ce1" table:formula="of:=&quot;(&quot; &amp; [.I$1] &amp; &quot;, &quot; &amp; [.$A9] &amp; &quot;)&quot;" office:value-type="string" office:string-value="(8, 23)">
            <text:p>(8, 23)</text:p>
          </table:table-cell>
          <table:table-cell/>
          <table:table-cell table:style-name="ce1" table:formula="of:=&quot;(&quot; &amp; [.K$1] &amp; &quot;, &quot; &amp; [.$A9] &amp; &quot;)&quot;" office:value-type="string" office:string-value="(10, 23)">
            <text:p>(10, 23)</text:p>
          </table:table-cell>
          <table:table-cell table:number-columns-repeated="8"/>
          <table:table-cell table:style-name="ce1" table:formula="of:=&quot;(&quot; &amp; [.T$1] &amp; &quot;, &quot; &amp; [.$A9] &amp; &quot;)&quot;" office:value-type="string" office:string-value="(19, 23)">
            <text:p>(19, 23)</text:p>
          </table:table-cell>
          <table:table-cell/>
          <table:table-cell table:style-name="ce1" table:formula="of:=&quot;(&quot; &amp; [.V$1] &amp; &quot;, &quot; &amp; [.$A9] &amp; &quot;)&quot;" office:value-type="string" office:string-value="(21, 23)">
            <text:p>(21, 23)</text:p>
          </table:table-cell>
          <table:table-cell table:number-columns-repeated="3"/>
          <table:table-cell table:style-name="ce1" table:formula="of:=&quot;(&quot; &amp; [.Z$1] &amp; &quot;, &quot; &amp; [.$A9] &amp; &quot;)&quot;" office:value-type="string" office:string-value="(25, 23)">
            <text:p>(25, 23)</text:p>
          </table:table-cell>
          <table:table-cell table:number-columns-repeated="998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table:style-name="ce1" table:formula="of:=&quot;(&quot; &amp; [.E$1] &amp; &quot;, &quot; &amp; [.$A10] &amp; &quot;)&quot;" office:value-type="string" office:string-value="(4, 22)">
            <text:p>(4, 22)</text:p>
          </table:table-cell>
          <table:table-cell table:number-columns-repeated="3"/>
          <table:table-cell table:style-name="ce1" table:formula="of:=&quot;(&quot; &amp; [.I$1] &amp; &quot;, &quot; &amp; [.$A10] &amp; &quot;)&quot;" office:value-type="string" office:string-value="(8, 22)">
            <text:p>(8, 22)</text:p>
          </table:table-cell>
          <table:table-cell/>
          <table:table-cell table:style-name="ce1" table:formula="of:=&quot;(&quot; &amp; [.K$1] &amp; &quot;, &quot; &amp; [.$A10] &amp; &quot;)&quot;" office:value-type="string" office:string-value="(10, 22)">
            <text:p>(10, 22)</text:p>
          </table:table-cell>
          <table:table-cell table:number-columns-repeated="8"/>
          <table:table-cell table:style-name="ce1" table:formula="of:=&quot;(&quot; &amp; [.T$1] &amp; &quot;, &quot; &amp; [.$A10] &amp; &quot;)&quot;" office:value-type="string" office:string-value="(19, 22)">
            <text:p>(19, 22)</text:p>
          </table:table-cell>
          <table:table-cell/>
          <table:table-cell table:style-name="ce1" table:formula="of:=&quot;(&quot; &amp; [.V$1] &amp; &quot;, &quot; &amp; [.$A10] &amp; &quot;)&quot;" office:value-type="string" office:string-value="(21, 22)">
            <text:p>(21, 22)</text:p>
          </table:table-cell>
          <table:table-cell table:number-columns-repeated="3"/>
          <table:table-cell table:style-name="ce1" table:formula="of:=&quot;(&quot; &amp; [.Z$1] &amp; &quot;, &quot; &amp; [.$A10] &amp; &quot;)&quot;" office:value-type="string" office:string-value="(25, 22)">
            <text:p>(25, 22)</text:p>
          </table:table-cell>
          <table:table-cell table:number-columns-repeated="998"/>
        </table:table-row>
        <table:table-row table:style-name="ro1">
          <table:table-cell office:value-type="float" office:value="21">
            <text:p>21</text:p>
          </table:table-cell>
          <table:table-cell table:number-columns-repeated="3"/>
          <table:table-cell table:style-name="ce1" table:formula="of:=&quot;(&quot; &amp; [.E$1] &amp; &quot;, &quot; &amp; [.$A11] &amp; &quot;)&quot;" office:value-type="string" office:string-value="(4, 21)">
            <text:p>(4, 21)</text:p>
          </table:table-cell>
          <table:table-cell table:number-columns-repeated="4"/>
          <table:table-cell table:style-name="ce1" table:formula="of:=&quot;(&quot; &amp; [.J$1] &amp; &quot;, &quot; &amp; [.$A11] &amp; &quot;)&quot;" office:value-type="string" office:string-value="(9, 21)">
            <text:p>(9, 21)</text:p>
          </table:table-cell>
          <table:table-cell table:number-columns-repeated="4"/>
          <table:table-cell table:style-name="ce1" table:formula="of:=&quot;(&quot; &amp; [.O$1] &amp; &quot;, &quot; &amp; [.$A11] &amp; &quot;)&quot;" office:value-type="string" office:string-value="(14, 21)">
            <text:p>(14, 21)</text:p>
          </table:table-cell>
          <table:table-cell table:style-name="ce1" table:formula="of:=&quot;(&quot; &amp; [.P$1] &amp; &quot;, &quot; &amp; [.$A11] &amp; &quot;)&quot;" office:value-type="string" office:string-value="(15, 21)">
            <text:p>(15, 21)</text:p>
          </table:table-cell>
          <table:table-cell table:number-columns-repeated="4"/>
          <table:table-cell table:style-name="ce1" table:formula="of:=&quot;(&quot; &amp; [.U$1] &amp; &quot;, &quot; &amp; [.$A11] &amp; &quot;)&quot;" office:value-type="string" office:string-value="(20, 21)">
            <text:p>(20, 21)</text:p>
          </table:table-cell>
          <table:table-cell table:number-columns-repeated="4"/>
          <table:table-cell table:style-name="ce1" table:formula="of:=&quot;(&quot; &amp; [.Z$1] &amp; &quot;, &quot; &amp; [.$A11] &amp; &quot;)&quot;" office:value-type="string" office:string-value="(25, 21)">
            <text:p>(25, 21)</text:p>
          </table:table-cell>
          <table:table-cell table:number-columns-repeated="998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table:style-name="ce1" table:formula="of:=&quot;(&quot; &amp; [.E$1] &amp; &quot;, &quot; &amp; [.$A12] &amp; &quot;)&quot;" office:value-type="string" office:string-value="(4, 20)">
            <text:p>(4, 20)</text:p>
          </table:table-cell>
          <table:table-cell table:number-columns-repeated="9"/>
          <table:table-cell table:style-name="ce1" table:formula="of:=&quot;(&quot; &amp; [.O$1] &amp; &quot;, &quot; &amp; [.$A12] &amp; &quot;)&quot;" office:value-type="string" office:string-value="(14, 20)">
            <text:p>(14, 20)</text:p>
          </table:table-cell>
          <table:table-cell table:style-name="ce1" table:formula="of:=&quot;(&quot; &amp; [.P$1] &amp; &quot;, &quot; &amp; [.$A12] &amp; &quot;)&quot;" office:value-type="string" office:string-value="(15, 20)">
            <text:p>(15, 20)</text:p>
          </table:table-cell>
          <table:table-cell table:number-columns-repeated="9"/>
          <table:table-cell table:style-name="ce1" table:formula="of:=&quot;(&quot; &amp; [.Z$1] &amp; &quot;, &quot; &amp; [.$A12] &amp; &quot;)&quot;" office:value-type="string" office:string-value="(25, 20)">
            <text:p>(25, 20)</text:p>
          </table:table-cell>
          <table:table-cell table:number-columns-repeated="998"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table:style-name="ce1" table:formula="of:=&quot;(&quot; &amp; [.E$1] &amp; &quot;, &quot; &amp; [.$A13] &amp; &quot;)&quot;" office:value-type="string" office:string-value="(4, 19)">
            <text:p>(4, 19)</text:p>
          </table:table-cell>
          <table:table-cell table:number-columns-repeated="8"/>
          <table:table-cell table:style-name="ce1" table:formula="of:=&quot;(&quot; &amp; [.N$1] &amp; &quot;, &quot; &amp; [.$A13] &amp; &quot;)&quot;" office:value-type="string" office:string-value="(13, 19)">
            <text:p>(13, 19)</text:p>
          </table:table-cell>
          <table:table-cell table:style-name="ce1" table:formula="of:=&quot;(&quot; &amp; [.O$1] &amp; &quot;, &quot; &amp; [.$A13] &amp; &quot;)&quot;" office:value-type="string" office:string-value="(14, 19)">
            <text:p>(14, 19)</text:p>
          </table:table-cell>
          <table:table-cell table:style-name="ce1" table:formula="of:=&quot;(&quot; &amp; [.P$1] &amp; &quot;, &quot; &amp; [.$A13] &amp; &quot;)&quot;" office:value-type="string" office:string-value="(15, 19)">
            <text:p>(15, 19)</text:p>
          </table:table-cell>
          <table:table-cell table:style-name="ce1" table:formula="of:=&quot;(&quot; &amp; [.Q$1] &amp; &quot;, &quot; &amp; [.$A13] &amp; &quot;)&quot;" office:value-type="string" office:string-value="(16, 19)">
            <text:p>(16, 19)</text:p>
          </table:table-cell>
          <table:table-cell table:number-columns-repeated="8"/>
          <table:table-cell table:style-name="ce1" table:formula="of:=&quot;(&quot; &amp; [.Z$1] &amp; &quot;, &quot; &amp; [.$A13] &amp; &quot;)&quot;" office:value-type="string" office:string-value="(25, 19)">
            <text:p>(25, 19)</text:p>
          </table:table-cell>
          <table:table-cell table:number-columns-repeated="998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table:style-name="ce1" table:formula="of:=&quot;(&quot; &amp; [.E$1] &amp; &quot;, &quot; &amp; [.$A14] &amp; &quot;)&quot;" office:value-type="string" office:string-value="(4, 18)">
            <text:p>(4, 18)</text:p>
          </table:table-cell>
          <table:table-cell table:number-columns-repeated="9"/>
          <table:table-cell table:style-name="ce1" table:formula="of:=&quot;(&quot; &amp; [.O$1] &amp; &quot;, &quot; &amp; [.$A14] &amp; &quot;)&quot;" office:value-type="string" office:string-value="(14, 18)">
            <text:p>(14, 18)</text:p>
          </table:table-cell>
          <table:table-cell table:style-name="ce1" table:formula="of:=&quot;(&quot; &amp; [.P$1] &amp; &quot;, &quot; &amp; [.$A14] &amp; &quot;)&quot;" office:value-type="string" office:string-value="(15, 18)">
            <text:p>(15, 18)</text:p>
          </table:table-cell>
          <table:table-cell table:number-columns-repeated="9"/>
          <table:table-cell table:style-name="ce1" table:formula="of:=&quot;(&quot; &amp; [.Z$1] &amp; &quot;, &quot; &amp; [.$A14] &amp; &quot;)&quot;" office:value-type="string" office:string-value="(25, 18)">
            <text:p>(25, 18)</text:p>
          </table:table-cell>
          <table:table-cell table:number-columns-repeated="998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table:style-name="ce1" table:formula="of:=&quot;(&quot; &amp; [.E$1] &amp; &quot;, &quot; &amp; [.$A15] &amp; &quot;)&quot;" office:value-type="string" office:string-value="(4, 17)">
            <text:p>(4, 17)</text:p>
          </table:table-cell>
          <table:table-cell table:number-columns-repeated="20"/>
          <table:table-cell table:style-name="ce1" table:formula="of:=&quot;(&quot; &amp; [.Z$1] &amp; &quot;, &quot; &amp; [.$A15] &amp; &quot;)&quot;" office:value-type="string" office:string-value="(25, 17)">
            <text:p>(25, 17)</text:p>
          </table:table-cell>
          <table:table-cell table:number-columns-repeated="998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table:style-name="ce1" table:formula="of:=&quot;(&quot; &amp; [.E$1] &amp; &quot;, &quot; &amp; [.$A16] &amp; &quot;)&quot;" office:value-type="string" office:string-value="(4, 16)">
            <text:p>(4, 16)</text:p>
          </table:table-cell>
          <table:table-cell table:number-columns-repeated="5"/>
          <table:table-cell table:style-name="ce1" table:formula="of:=&quot;(&quot; &amp; [.K$1] &amp; &quot;, &quot; &amp; [.$A16] &amp; &quot;)&quot;" office:value-type="string" office:string-value="(10, 16)">
            <text:p>(10, 16)</text:p>
          </table:table-cell>
          <table:table-cell table:style-name="ce1" table:formula="of:=&quot;(&quot; &amp; [.L$1] &amp; &quot;, &quot; &amp; [.$A16] &amp; &quot;)&quot;" office:value-type="string" office:string-value="(11, 16)">
            <text:p>(11, 16)</text:p>
          </table:table-cell>
          <table:table-cell table:style-name="ce1" table:formula="of:=&quot;(&quot; &amp; [.M$1] &amp; &quot;, &quot; &amp; [.$A16] &amp; &quot;)&quot;" office:value-type="string" office:string-value="(12, 16)">
            <text:p>(12, 16)</text:p>
          </table:table-cell>
          <table:table-cell table:style-name="ce1" table:formula="of:=&quot;(&quot; &amp; [.N$1] &amp; &quot;, &quot; &amp; [.$A16] &amp; &quot;)&quot;" office:value-type="string" office:string-value="(13, 16)">
            <text:p>(13, 16)</text:p>
          </table:table-cell>
          <table:table-cell table:style-name="ce1" table:formula="of:=&quot;(&quot; &amp; [.O$1] &amp; &quot;, &quot; &amp; [.$A16] &amp; &quot;)&quot;" office:value-type="string" office:string-value="(14, 16)">
            <text:p>(14, 16)</text:p>
          </table:table-cell>
          <table:table-cell table:style-name="ce1" table:formula="of:=&quot;(&quot; &amp; [.P$1] &amp; &quot;, &quot; &amp; [.$A16] &amp; &quot;)&quot;" office:value-type="string" office:string-value="(15, 16)">
            <text:p>(15, 16)</text:p>
          </table:table-cell>
          <table:table-cell table:style-name="ce1" table:formula="of:=&quot;(&quot; &amp; [.Q$1] &amp; &quot;, &quot; &amp; [.$A16] &amp; &quot;)&quot;" office:value-type="string" office:string-value="(16, 16)">
            <text:p>(16, 16)</text:p>
          </table:table-cell>
          <table:table-cell table:style-name="ce1" table:formula="of:=&quot;(&quot; &amp; [.R$1] &amp; &quot;, &quot; &amp; [.$A16] &amp; &quot;)&quot;" office:value-type="string" office:string-value="(17, 16)">
            <text:p>(17, 16)</text:p>
          </table:table-cell>
          <table:table-cell table:style-name="ce1" table:formula="of:=&quot;(&quot; &amp; [.S$1] &amp; &quot;, &quot; &amp; [.$A16] &amp; &quot;)&quot;" office:value-type="string" office:string-value="(18, 16)">
            <text:p>(18, 16)</text:p>
          </table:table-cell>
          <table:table-cell table:style-name="ce1" table:formula="of:=&quot;(&quot; &amp; [.T$1] &amp; &quot;, &quot; &amp; [.$A16] &amp; &quot;)&quot;" office:value-type="string" office:string-value="(19, 16)">
            <text:p>(19, 16)</text:p>
          </table:table-cell>
          <table:table-cell table:number-columns-repeated="5"/>
          <table:table-cell table:style-name="ce1" table:formula="of:=&quot;(&quot; &amp; [.Z$1] &amp; &quot;, &quot; &amp; [.$A16] &amp; &quot;)&quot;" office:value-type="string" office:string-value="(25, 16)">
            <text:p>(25, 16)</text:p>
          </table:table-cell>
          <table:table-cell table:number-columns-repeated="998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table:style-name="ce1" table:formula="of:=&quot;(&quot; &amp; [.E$1] &amp; &quot;, &quot; &amp; [.$A17] &amp; &quot;)&quot;" office:value-type="string" office:string-value="(4, 15)">
            <text:p>(4, 15)</text:p>
          </table:table-cell>
          <table:table-cell table:number-columns-repeated="7"/>
          <table:table-cell table:style-name="ce1" table:formula="of:=&quot;(&quot; &amp; [.M$1] &amp; &quot;, &quot; &amp; [.$A17] &amp; &quot;)&quot;" office:value-type="string" office:string-value="(12, 15)">
            <text:p>(12, 15)</text:p>
          </table:table-cell>
          <table:table-cell table:number-columns-repeated="4"/>
          <table:table-cell table:style-name="ce1" table:formula="of:=&quot;(&quot; &amp; [.R$1] &amp; &quot;, &quot; &amp; [.$A17] &amp; &quot;)&quot;" office:value-type="string" office:string-value="(17, 15)">
            <text:p>(17, 15)</text:p>
          </table:table-cell>
          <table:table-cell table:number-columns-repeated="7"/>
          <table:table-cell table:style-name="ce1" table:formula="of:=&quot;(&quot; &amp; [.Z$1] &amp; &quot;, &quot; &amp; [.$A17] &amp; &quot;)&quot;" office:value-type="string" office:string-value="(25, 15)">
            <text:p>(25, 15)</text:p>
          </table:table-cell>
          <table:table-cell table:number-columns-repeated="998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  <table:table-cell table:style-name="ce1" table:formula="of:=&quot;(&quot; &amp; [.E$1] &amp; &quot;, &quot; &amp; [.$A18] &amp; &quot;)&quot;" office:value-type="string" office:string-value="(4, 14)">
            <text:p>(4, 14)</text:p>
          </table:table-cell>
          <table:table-cell table:style-name="ce1" table:formula="of:=&quot;(&quot; &amp; [.F$1] &amp; &quot;, &quot; &amp; [.$A18] &amp; &quot;)&quot;" office:value-type="string" office:string-value="(5, 14)">
            <text:p>(5, 14)</text:p>
          </table:table-cell>
          <table:table-cell table:number-columns-repeated="6"/>
          <table:table-cell table:style-name="ce1" table:formula="of:=&quot;(&quot; &amp; [.M$1] &amp; &quot;, &quot; &amp; [.$A18] &amp; &quot;)&quot;" office:value-type="string" office:string-value="(12, 14)">
            <text:p>(12, 14)</text:p>
          </table:table-cell>
          <table:table-cell table:number-columns-repeated="4"/>
          <table:table-cell table:style-name="ce1" table:formula="of:=&quot;(&quot; &amp; [.R$1] &amp; &quot;, &quot; &amp; [.$A18] &amp; &quot;)&quot;" office:value-type="string" office:string-value="(17, 14)">
            <text:p>(17, 14)</text:p>
          </table:table-cell>
          <table:table-cell table:number-columns-repeated="6"/>
          <table:table-cell table:style-name="ce1" table:formula="of:=&quot;(&quot; &amp; [.Y$1] &amp; &quot;, &quot; &amp; [.$A18] &amp; &quot;)&quot;" office:value-type="string" office:string-value="(24, 14)">
            <text:p>(24, 14)</text:p>
          </table:table-cell>
          <table:table-cell table:style-name="ce1" table:formula="of:=&quot;(&quot; &amp; [.Z$1] &amp; &quot;, &quot; &amp; [.$A18] &amp; &quot;)&quot;" office:value-type="string" office:string-value="(25, 14)">
            <text:p>(25, 14)</text:p>
          </table:table-cell>
          <table:table-cell table:number-columns-repeated="998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table:style-name="ce1" table:formula="of:=&quot;(&quot; &amp; [.F$1] &amp; &quot;, &quot; &amp; [.$A19] &amp; &quot;)&quot;" office:value-type="string" office:string-value="(5, 13)">
            <text:p>(5, 13)</text:p>
          </table:table-cell>
          <table:table-cell table:number-columns-repeated="6"/>
          <table:table-cell table:style-name="ce1" table:formula="of:=&quot;(&quot; &amp; [.M$1] &amp; &quot;, &quot; &amp; [.$A19] &amp; &quot;)&quot;" office:value-type="string" office:string-value="(12, 13)">
            <text:p>(12, 13)</text:p>
          </table:table-cell>
          <table:table-cell table:number-columns-repeated="4"/>
          <table:table-cell table:style-name="ce1" table:formula="of:=&quot;(&quot; &amp; [.R$1] &amp; &quot;, &quot; &amp; [.$A19] &amp; &quot;)&quot;" office:value-type="string" office:string-value="(17, 13)">
            <text:p>(17, 13)</text:p>
          </table:table-cell>
          <table:table-cell table:number-columns-repeated="6"/>
          <table:table-cell table:style-name="ce1" table:formula="of:=&quot;(&quot; &amp; [.Y$1] &amp; &quot;, &quot; &amp; [.$A19] &amp; &quot;)&quot;" office:value-type="string" office:string-value="(24, 13)">
            <text:p>(24, 13)</text:p>
          </table:table-cell>
          <table:table-cell table:number-columns-repeated="999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table:style-name="ce1" table:formula="of:=&quot;(&quot; &amp; [.G$1] &amp; &quot;, &quot; &amp; [.$A20] &amp; &quot;)&quot;" office:value-type="string" office:string-value="(6, 12)">
            <text:p>(6, 12)</text:p>
          </table:table-cell>
          <table:table-cell table:number-columns-repeated="6"/>
          <table:table-cell table:style-name="ce1" table:formula="of:=&quot;(&quot; &amp; [.N$1] &amp; &quot;, &quot; &amp; [.$A20] &amp; &quot;)&quot;" office:value-type="string" office:string-value="(13, 12)">
            <text:p>(13, 12)</text:p>
          </table:table-cell>
          <table:table-cell table:number-columns-repeated="2"/>
          <table:table-cell table:style-name="ce1" table:formula="of:=&quot;(&quot; &amp; [.Q$1] &amp; &quot;, &quot; &amp; [.$A20] &amp; &quot;)&quot;" office:value-type="string" office:string-value="(16, 12)">
            <text:p>(16, 12)</text:p>
          </table:table-cell>
          <table:table-cell table:number-columns-repeated="6"/>
          <table:table-cell table:style-name="ce1" table:formula="of:=&quot;(&quot; &amp; [.X$1] &amp; &quot;, &quot; &amp; [.$A20] &amp; &quot;)&quot;" office:value-type="string" office:string-value="(23, 12)">
            <text:p>(23, 12)</text:p>
          </table:table-cell>
          <table:table-cell table:number-columns-repeated="1000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  <table:table-cell table:style-name="ce1" table:formula="of:=&quot;(&quot; &amp; [.H$1] &amp; &quot;, &quot; &amp; [.$A21] &amp; &quot;)&quot;" office:value-type="string" office:string-value="(7, 11)">
            <text:p>(7, 11)</text:p>
          </table:table-cell>
          <table:table-cell table:number-columns-repeated="6"/>
          <table:table-cell table:style-name="ce1" table:formula="of:=&quot;(&quot; &amp; [.O$1] &amp; &quot;, &quot; &amp; [.$A21] &amp; &quot;)&quot;" office:value-type="string" office:string-value="(14, 11)">
            <text:p>(14, 11)</text:p>
          </table:table-cell>
          <table:table-cell table:style-name="ce1" table:formula="of:=&quot;(&quot; &amp; [.P$1] &amp; &quot;, &quot; &amp; [.$A21] &amp; &quot;)&quot;" office:value-type="string" office:string-value="(15, 11)">
            <text:p>(15, 11)</text:p>
          </table:table-cell>
          <table:table-cell table:number-columns-repeated="6"/>
          <table:table-cell table:style-name="ce1" table:formula="of:=&quot;(&quot; &amp; [.W$1] &amp; &quot;, &quot; &amp; [.$A21] &amp; &quot;)&quot;" office:value-type="string" office:string-value="(22, 11)">
            <text:p>(22, 11)</text:p>
          </table:table-cell>
          <table:table-cell table:number-columns-repeated="1001"/>
        </table:table-row>
        <table:table-row table:style-name="ro1">
          <table:table-cell office:value-type="float" office:value="10">
            <text:p>10</text:p>
          </table:table-cell>
          <table:table-cell table:number-columns-repeated="7"/>
          <table:table-cell table:style-name="ce1" table:formula="of:=&quot;(&quot; &amp; [.I$1] &amp; &quot;, &quot; &amp; [.$A22] &amp; &quot;)&quot;" office:value-type="string" office:string-value="(8, 10)">
            <text:p>(8, 10)</text:p>
          </table:table-cell>
          <table:table-cell table:number-columns-repeated="12"/>
          <table:table-cell table:style-name="ce1" table:formula="of:=&quot;(&quot; &amp; [.V$1] &amp; &quot;, &quot; &amp; [.$A22] &amp; &quot;)&quot;" office:value-type="string" office:string-value="(21, 10)">
            <text:p>(21, 10)</text:p>
          </table:table-cell>
          <table:table-cell table:number-columns-repeated="1002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  <table:table-cell table:style-name="ce1" table:formula="of:=&quot;(&quot; &amp; [.J$1] &amp; &quot;, &quot; &amp; [.$A23] &amp; &quot;)&quot;" office:value-type="string" office:string-value="(9, 9)">
            <text:p>(9, 9)</text:p>
          </table:table-cell>
          <table:table-cell table:number-columns-repeated="10"/>
          <table:table-cell table:style-name="ce1" table:formula="of:=&quot;(&quot; &amp; [.U$1] &amp; &quot;, &quot; &amp; [.$A23] &amp; &quot;)&quot;" office:value-type="string" office:string-value="(20, 9)">
            <text:p>(20, 9)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table:number-columns-repeated="9"/>
          <table:table-cell table:style-name="ce1" table:formula="of:=&quot;(&quot; &amp; [.K$1] &amp; &quot;, &quot; &amp; [.$A24] &amp; &quot;)&quot;" office:value-type="string" office:string-value="(10, 8)">
            <text:p>(10, 8)</text:p>
          </table:table-cell>
          <table:table-cell table:number-columns-repeated="8"/>
          <table:table-cell table:style-name="ce1" table:formula="of:=&quot;(&quot; &amp; [.T$1] &amp; &quot;, &quot; &amp; [.$A24] &amp; &quot;)&quot;" office:value-type="string" office:string-value="(19, 8)">
            <text:p>(19, 8)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  <table:table-cell table:style-name="ce1" table:formula="of:=&quot;(&quot; &amp; [.L$1] &amp; &quot;, &quot; &amp; [.$A25] &amp; &quot;)&quot;" office:value-type="string" office:string-value="(11, 7)">
            <text:p>(11, 7)</text:p>
          </table:table-cell>
          <table:table-cell table:number-columns-repeated="6"/>
          <table:table-cell table:style-name="ce1" table:formula="of:=&quot;(&quot; &amp; [.S$1] &amp; &quot;, &quot; &amp; [.$A25] &amp; &quot;)&quot;" office:value-type="string" office:string-value="(18, 7)">
            <text:p>(18, 7)</text:p>
          </table:table-cell>
          <table:table-cell table:number-columns-repeated="1005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  <table:table-cell table:style-name="ce1" table:formula="of:=&quot;(&quot; &amp; [.M$1] &amp; &quot;, &quot; &amp; [.$A26] &amp; &quot;)&quot;" office:value-type="string" office:string-value="(12, 6)">
            <text:p>(12, 6)</text:p>
          </table:table-cell>
          <table:table-cell table:style-name="ce1" table:formula="of:=&quot;(&quot; &amp; [.N$1] &amp; &quot;, &quot; &amp; [.$A26] &amp; &quot;)&quot;" office:value-type="string" office:string-value="(13, 6)">
            <text:p>(13, 6)</text:p>
          </table:table-cell>
          <table:table-cell table:style-name="ce1" table:formula="of:=&quot;(&quot; &amp; [.O$1] &amp; &quot;, &quot; &amp; [.$A26] &amp; &quot;)&quot;" office:value-type="string" office:string-value="(14, 6)">
            <text:p>(14, 6)</text:p>
          </table:table-cell>
          <table:table-cell table:style-name="ce1" table:formula="of:=&quot;(&quot; &amp; [.P$1] &amp; &quot;, &quot; &amp; [.$A26] &amp; &quot;)&quot;" office:value-type="string" office:string-value="(15, 6)">
            <text:p>(15, 6)</text:p>
          </table:table-cell>
          <table:table-cell table:style-name="ce1" table:formula="of:=&quot;(&quot; &amp; [.Q$1] &amp; &quot;, &quot; &amp; [.$A26] &amp; &quot;)&quot;" office:value-type="string" office:string-value="(16, 6)">
            <text:p>(16, 6)</text:p>
          </table:table-cell>
          <table:table-cell table:style-name="ce1" table:formula="of:=&quot;(&quot; &amp; [.R$1] &amp; &quot;, &quot; &amp; [.$A26] &amp; &quot;)&quot;" office:value-type="string" office:string-value="(17, 6)">
            <text:p>(17, 6)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2015/05/08</text:date>, <text:time>23:17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KIYAMA KAZUHIKO</meta:initial-creator>
    <meta:creation-date>2015-05-08T19:48:17.52</meta:creation-date>
    <dc:date>2015-05-08T23:17:30.10</dc:date>
    <dc:creator>AKIYAMA KAZUHIKO</dc:creator>
    <meta:editing-duration>PT01H12M26S</meta:editing-duration>
    <meta:editing-cycles>2</meta:editing-cycles>
    <meta:generator>OpenOffice.org/3.2$Win32 OpenOffice.org_project/320m12$Build-9483</meta:generator>
    <meta:document-statistic meta:table-count="3" meta:cell-count="178" meta:object-count="0"/>
  </office:meta>
</office:document-meta>
</file>